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background-color="#ffff0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background-color="#ffff0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Cloud Computing </text:span><text:bookmark text:name="_GoBack"/></text:p>
      <text:p text:style-name="P2"/>
      <text:p text:style-name="P1"><text:span text:style-name="T1">Section I</text:span></text:p>
      <text:p text:style-name="Standard"/>
      <text:p text:style-name="Standard">1. What is cloud computing?</text:p>
      <text:p text:style-name="Standard">a<text:span text:style-name="T2">) Cloud computing means providing services like storage, servers, database, networking, etc</text:span></text:p>
      <text:p text:style-name="Standard">b) Cloud computing means storing data in a database</text:p>
      <text:p text:style-name="Standard">c) Cloud computing is a tool used to create an application</text:p>
      <text:p text:style-name="Standard">d) None of the above</text:p>
      <text:p text:style-name="Standard"/>
      <text:p text:style-name="Standard">2. Which of the following is not a type of cloud server?</text:p>
      <text:p text:style-name="Standard">a) Public Cloud Servers</text:p>
      <text:p text:style-name="Standard">b) Private Cloud Servers</text:p>
      <text:p text:style-name="Standard">c) Dedicated Cloud Servers</text:p>
      <text:p text:style-name="P3">d) Merged Cloud Servers</text:p>
      <text:p text:style-name="Standard"/>
      <text:p text:style-name="Standard"/>
      <text:p text:style-name="Standard">3. Who is the father of cloud computing?</text:p>
      <text:p text:style-name="Standard">a) Sharon B. Codd</text:p>
      <text:p text:style-name="Standard">b) Edgar Frank Codd</text:p>
      <text:p text:style-name="P3">c) J.C.R. Licklider</text:p>
      <text:p text:style-name="Standard">d) Charles Bachman</text:p>
      <text:p text:style-name="Standard"/>
      <text:p text:style-name="Standard"/>
      <text:p text:style-name="Standard">4. Which of the following are the features of cloud computing?</text:p>
      <text:p text:style-name="Standard">a) Security</text:p>
      <text:p text:style-name="Standard">b) Availability</text:p>
      <text:p text:style-name="Standard"><text:soft-page-break/>c) Large Network Access</text:p>
      <text:p text:style-name="P3">d) All of the above</text:p>
      <text:p text:style-name="P3"/>
      <text:p text:style-name="Standard"/>
      <text:p text:style-name="Standard">5. Which of the following is a type of cloud computing service?</text:p>
      <text:p text:style-name="Standard">a) Service-as-a-Software (SaaS)</text:p>
      <text:p text:style-name="Standard">b) Software-and-a-Server (SaaS)</text:p>
      <text:p text:style-name="P3">c) Software-as-a-Service (SaaS)</text:p>
      <text:p text:style-name="Standard">d) Software-as-a-Server (SaaS)</text:p>
      <text:p text:style-name="Standard"/>
      <text:p text:style-name="Standard"/>
      <text:p text:style-name="Standard">advertisement</text:p>
      <text:p text:style-name="Standard"/>
      <text:p text:style-name="Standard">6. Which of the following is an example of the cloud?</text:p>
      <text:p text:style-name="Standard">a) Amazon Web Services (AWS)</text:p>
      <text:p text:style-name="Standard">b) Dropbox</text:p>
      <text:p text:style-name="Standard">c) Cisco WebEx</text:p>
      <text:p text:style-name="P3">d) All of the above</text:p>
      <text:p text:style-name="P3"/>
      <text:p text:style-name="Standard"/>
      <text:p text:style-name="Standard">7. Applications and services that run on a distributed network using virtualized resources is known as ______ computing.</text:p>
      <text:p text:style-name="Standard">a) Parallel</text:p>
      <text:p text:style-name="Standard">b) Soft</text:p>
      <text:p text:style-name="Standard">c) Distributed</text:p>
      <text:p text:style-name="P3">d) Cloud</text:p>
      <text:p text:style-name="P3"/>
      <text:p text:style-name="Standard"/>
      <text:p text:style-name="Standard">8. Which of the following is the application of cloud computing?</text:p>
      <text:p text:style-name="Standard"><text:soft-page-break/>a) Adobe</text:p>
      <text:p text:style-name="Standard">b) Paypal</text:p>
      <text:p text:style-name="Standard">c) Google G Suite</text:p>
      <text:p text:style-name="P3">d) All of the above</text:p>
      <text:p text:style-name="Standard"/>
      <text:p text:style-name="Standard"/>
      <text:p text:style-name="Standard">9. Which of the following is an example of a PaaS service?</text:p>
      <text:p text:style-name="Standard">a) Heroku</text:p>
      <text:p text:style-name="Standard">b) AWS Elastic Beanstalk</text:p>
      <text:p text:style-name="Standard">c) Windows Azure</text:p>
      <text:p text:style-name="P3">d) All of the above</text:p>
      <text:p text:style-name="P3"/>
      <text:p text:style-name="Standard"/>
      <text:p text:style-name="Standard">10. Which of the following is an example of an IaaS service?</text:p>
      <text:p text:style-name="Standard">a) DigitalOcean</text:p>
      <text:p text:style-name="Standard">b) Linode</text:p>
      <text:p text:style-name="Standard">c) Rackspace</text:p>
      <text:p text:style-name="P3">d) All of the above</text:p>
      <text:p text:style-name="Standard"/>
      <text:p text:style-name="Standard"/>
      <text:p text:style-name="Standard">11. Which of the following is an example of a SaaS service?</text:p>
      <text:p text:style-name="Standard">a) Google Workspace</text:p>
      <text:p text:style-name="Standard">b) Dropbox</text:p>
      <text:p text:style-name="Standard">c) Salesforce</text:p>
      <text:p text:style-name="P3">d) All of the above</text:p>
      <text:p text:style-name="P3"/>
      <text:p text:style-name="Standard"/>
      <text:p text:style-name="Standard">12. The essential concept related to the Cloud is ____________</text:p>
      <text:p text:style-name="P3">a) Abstraction</text:p>
      <text:p text:style-name="Standard"><text:soft-page-break/>b) Reliability</text:p>
      <text:p text:style-name="Standard">c) Productivity</text:p>
      <text:p text:style-name="Standard">d) All of the mentioned</text:p>
      <text:p text:style-name="Standard"/>
      <text:p text:style-name="Standard"/>
      <text:p text:style-name="Standard">13. Cloud computing is a concept that involves pooling physical resources and offering them as which sort of resource?</text:p>
      <text:p text:style-name="Standard">a) cloud</text:p>
      <text:p text:style-name="Standard">b) real</text:p>
      <text:p text:style-name="P3">c) virtual</text:p>
      <text:p text:style-name="Standard">d) none of the mentioned</text:p>
      <text:p text:style-name="Standard"/>
      <text:p text:style-name="Standard"/>
      <text:p text:style-name="Standard">14. Cloud Platform provided by Amazon is _________________</text:p>
      <text:p text:style-name="P3">a) AWS</text:p>
      <text:p text:style-name="Standard">b) Cloudera</text:p>
      <text:p text:style-name="Standard">c) Azure</text:p>
      <text:p text:style-name="Standard">d) All of the mentioned</text:p>
      <text:p text:style-name="Standard"/>
      <text:p text:style-name="Standard"/>
      <text:p text:style-name="Standard">15. Which of the following model consists of the service that you can access on a cloud computing platform?</text:p>
      <text:p text:style-name="Standard">a) Deployment</text:p>
      <text:p text:style-name="P3">b) Service</text:p>
      <text:p text:style-name="Standard">c) Application</text:p>
      <text:p text:style-name="Standard">d) None of the mentioned</text:p>
      <text:p text:style-name="Standard"/>
      <text:p text:style-name="Standard"/>
      <text:p text:style-name="Standard">16. What does “C” in CaaS stand for?</text:p>
      <text:p text:style-name="Standard"><text:soft-page-break/>a) Communication</text:p>
      <text:p text:style-name="Standard">b) Compliance</text:p>
      <text:p text:style-name="Standard">c) Computer</text:p>
      <text:p text:style-name="P3">d) Company</text:p>
      <text:p text:style-name="Standard"/>
      <text:p text:style-name="Standard"/>
      <text:p text:style-name="Standard">17. What are the total number of service models present in the Cloud?</text:p>
      <text:p text:style-name="Standard">a) 4 service models</text:p>
      <text:p text:style-name="Standard">b) 2 service models</text:p>
      <text:p text:style-name="Standard">c) 1 service model</text:p>
      <text:p text:style-name="P3">d) 3 service models</text:p>
      <text:p text:style-name="P3"/>
      <text:p text:style-name="Standard"/>
      <text:p text:style-name="Standard">18. Which of the following is correct?</text:p>
      <text:p text:style-name="Standard">a) Remote server applications are accessed via WS-+ services transmitted over XML messages using the SOAP protocol</text:p>
      <text:p text:style-name="Standard">b) A transaction that follows the SOAP rules is termed RESTful</text:p>
      <text:p text:style-name="P3">c) REST stands for Representational State Transfer</text:p>
      <text:p text:style-name="Standard">d) None</text:p>
      <text:p text:style-name="Standard"/>
      <text:p text:style-name="Standard"/>
      <text:p text:style-name="Standard">19. The most important area of concern in cloud computing is _____________</text:p>
      <text:p text:style-name="Standard">a) Scalability</text:p>
      <text:p text:style-name="Standard">b) Storage</text:p>
      <text:p text:style-name="P3">c) Security</text:p>
      <text:p text:style-name="Standard">d) All of the mentioned</text:p>
      <text:p text:style-name="Standard"/>
      <text:p text:style-name="Standard"/>
      <text:p text:style-name="Standard">20. ______ is associated with considerable vendor lock-in.</text:p>
      <text:p text:style-name="Standard"><text:soft-page-break/>a) CaaS</text:p>
      <text:p text:style-name="Standard">b) SaaS</text:p>
      <text:p text:style-name="P3">c) PaaS</text:p>
      <text:p text:style-name="Standard">d) IaaS</text:p>
      <text:p text:style-name="Standard"/>
      <text:p text:style-name="Standard"/>
      <text:p text:style-name="Standard">21. The most refined and restrictive service model is _________</text:p>
      <text:p text:style-name="P3">a) PaaS</text:p>
      <text:p text:style-name="Standard">b) IaaS</text:p>
      <text:p text:style-name="Standard">c) SaaS</text:p>
      <text:p text:style-name="Standard">d) None</text:p>
      <text:p text:style-name="Standard"/>
      <text:p text:style-name="Standard"/>
      <text:p text:style-name="Standard">22. The assigning of a network identity to a specific MAC address that allows systems to be discovered on networks is known as _____</text:p>
      <text:p text:style-name="P3">a) Ethernet Hardware Addresses</text:p>
      <text:p text:style-name="Standard">b) Internet Hardware Addresses</text:p>
      <text:p text:style-name="Standard">c) Ethernet Software Addresses</text:p>
      <text:p text:style-name="Standard">d) All of the above</text:p>
      <text:p text:style-name="Standard"/>
      <text:p text:style-name="Standard"/>
      <text:p text:style-name="Standard">23. Which of the following are standardized to appeal to the majority of its audience?</text:p>
      <text:p text:style-name="Standard">a) SALs</text:p>
      <text:p text:style-name="Standard">b) SVAs</text:p>
      <text:p text:style-name="P3">c) SLAs</text:p>
      <text:p text:style-name="Standard">d) None of the mentioned</text:p>
      <text:p text:style-name="Standard"/>
      <text:p text:style-name="Standard"/>
      <text:p text:style-name="Standard">24. Which of the following is not a property of cloud computing?</text:p>
      <text:p text:style-name="Standard"><text:soft-page-break/>a) virtualization</text:p>
      <text:p text:style-name="P3">b) composability</text:p>
      <text:p text:style-name="Standard">c) scalability</text:p>
      <text:p text:style-name="Standard">d) all of the mentioned</text:p>
      <text:p text:style-name="Standard"/>
      <text:p text:style-name="Standard"/>
      <text:p text:style-name="Standard">25. _______ is provided by Identity as a Service?</text:p>
      <text:p text:style-name="Standard">a) Risk and event monitoring</text:p>
      <text:p text:style-name="Standard">b) Identity governance</text:p>
      <text:p text:style-name="Standard">c) Provisioning</text:p>
      <text:p text:style-name="P3">d) All of the mentioned</text:p>
      <text:p text:style-name="Standard"/>
      <text:p text:style-name="Standard"/>
      <text:p text:style-name="Standard">26. The language is used to manage transactions is ____</text:p>
      <text:p text:style-name="Standard">a) XML</text:p>
      <text:p text:style-name="Standard">b) SOAP</text:p>
      <text:p text:style-name="P3">c) WSDL</text:p>
      <text:p text:style-name="Standard">d) None of the above</text:p>
      <text:p text:style-name="Standard"/>
      <text:p text:style-name="Standard"/>
      <text:p text:style-name="Standard">27. Which of the following statement is not correct?</text:p>
      <text:p text:style-name="P3">a) The DMS module monitors network connections, provides firewall services, and allows the use of third-party switches</text:p>
      <text:p text:style-name="Standard">b) Physical computers can be single-host computers or a collection of clustered systems</text:p>
      <text:p text:style-name="Standard">c) The distributed power management (DPM) module, which is part of the DRS, may regulate system power usage</text:p>
      <text:p text:style-name="Standard">d) None of the above</text:p>
      <text:p text:style-name="Standard"/>
      <text:p text:style-name="Standard"/>
      <text:p text:style-name="Standard"><text:soft-page-break/>28. Which of the following visualizations is the most usual result of a mapping mechanism that converts a logical storage address to a physical storage address?</text:p>
      <text:p text:style-name="Standard">a) Network</text:p>
      <text:p text:style-name="Standard">b) Software</text:p>
      <text:p text:style-name="P3">c) Storage</text:p>
      <text:p text:style-name="Standard">d) None of the mentioned</text:p>
      <text:p text:style-name="Standard"/>
      <text:p text:style-name="Standard"/>
      <text:p text:style-name="Standard">29. In which of the following service models the hardware is virtualized in the cloud?</text:p>
      <text:p text:style-name="Standard">a) NaaS</text:p>
      <text:p text:style-name="Standard">b) PaaS</text:p>
      <text:p text:style-name="Standard">c) CaaS</text:p>
      <text:p text:style-name="P3">d) IaaS</text:p>
      <text:p text:style-name="P3"/>
      <text:p text:style-name="Standard"/>
      <text:p text:style-name="Standard">30. The most complete service model is ___________</text:p>
      <text:p text:style-name="P3">a) SaaS</text:p>
      <text:p text:style-name="Standard">b) CaaS</text:p>
      <text:p text:style-name="Standard">c) PaaS</text:p>
      <text:p text:style-name="Standard">d) IaaS</text:p>
      <text:p text:style-name="Standard"/>
      <text:p text:style-name="Standard"/>
      <text:p text:style-name="P2"/>
      <text:p text:style-name="P1"><text:span text:style-name="T1">Section II</text:span></text:p>
      <text:p text:style-name="Standard"/>
      <text:p text:style-name="Standard"/>
      <text:p text:style-name="Standard">1) What type of computing technology refers to services and applications that typically run on a distributed network through virtualized resources?</text:p>
      <text:p text:style-name="Standard"/>
      <text:p text:style-name="Standard"><text:soft-page-break/>Distributed Computing</text:p>
      <text:p text:style-name="P3">Cloud Computing</text:p>
      <text:p text:style-name="Standard">Soft Computing</text:p>
      <text:p text:style-name="Standard">Parallel Computing</text:p>
      <text:p text:style-name="Standard"/>
      <text:p text:style-name="Standard">2) Which one of the following options can be considered as the Cloud?</text:p>
      <text:p text:style-name="Standard"/>
      <text:p text:style-name="P3">Hadoop</text:p>
      <text:p text:style-name="Standard">Intranet</text:p>
      <text:p text:style-name="Standard">Web Applications</text:p>
      <text:p text:style-name="Standard">All of the mentioned</text:p>
      <text:p text:style-name="Standard"/>
      <text:p text:style-name="Standard">3) Cloud computing is a kind of abstraction which is based on the notion of combining physical resources and represents them as _______resources to users.</text:p>
      <text:p text:style-name="Standard"/>
      <text:p text:style-name="Standard">Real</text:p>
      <text:p text:style-name="Standard">Cloud</text:p>
      <text:p text:style-name="P3">Virtual</text:p>
      <text:p text:style-name="Standard">none of the mentioned</text:p>
      <text:p text:style-name="Standard"/>
      <text:p text:style-name="Standard">4) Which of the following has many features of that is now known as cloud computing?</text:p>
      <text:p text:style-name="Standard"/>
      <text:p text:style-name="Standard">Web Service</text:p>
      <text:p text:style-name="Standard">Softwares</text:p>
      <text:p text:style-name="Standard">All of the mentioned</text:p>
      <text:p text:style-name="Standard"><text:span text:style-name="T4">Internet</text:span></text:p>
      <text:p text:style-name="P3"/>
      <text:p text:style-name="Standard">5) Which one of the following cloud concepts is related to sharing and pooling the resources?</text:p>
      <text:p text:style-name="Standard"/>
      <text:p text:style-name="Standard"><text:soft-page-break/>Polymorphism</text:p>
      <text:p text:style-name="P3">Virtualization</text:p>
      <text:p text:style-name="Standard">Abstraction</text:p>
      <text:p text:style-name="Standard">None of the mentioned</text:p>
      <text:p text:style-name="Standard"/>
      <text:p text:style-name="Standard">6) Which one of the following statements is not true?</text:p>
      <text:p text:style-name="Standard"/>
      <text:p text:style-name="Standard">The popularization of the Internet actually enabled most cloud computing systems.</text:p>
      <text:p text:style-name="Standard">Cloud computing makes the long-held dream of utility as a payment possible for you, with an infinitely scalable, universally available system, pay what you use.</text:p>
      <text:p text:style-name="P3">Soft computing addresses a real paradigm in the way in which the system is deployed.</text:p>
      <text:p text:style-name="Standard">All of the mentioned</text:p>
      <text:p text:style-name="Standard"/>
      <text:p text:style-name="Standard">7) Which one of the following can be considered as a utility is a dream that dates from the beginning of the computing industry itself?</text:p>
      <text:p text:style-name="Standard"/>
      <text:p text:style-name="P3">Computing</text:p>
      <text:p text:style-name="Standard">Model</text:p>
      <text:p text:style-name="Standard">Software</text:p>
      <text:p text:style-name="Standard">All of the mentioned</text:p>
      <text:p text:style-name="Standard"/>
      <text:p text:style-name="Standard">8) Which of the following is an essential concept related to Cloud?</text:p>
      <text:p text:style-name="Standard"/>
      <text:p text:style-name="Standard">Reliability</text:p>
      <text:p text:style-name="P3">Abstraction</text:p>
      <text:p text:style-name="Standard">Productivity</text:p>
      <text:p text:style-name="Standard">All of the mentioned</text:p>
      <text:p text:style-name="Standard">9) Which one of the following is Cloud Platform by Amazon?</text:p>
      <text:p text:style-name="Standard"/>
      <text:p text:style-name="Standard"><text:soft-page-break/>Azure</text:p>
      <text:p text:style-name="P3">AWS</text:p>
      <text:p text:style-name="Standard">Cloudera</text:p>
      <text:p text:style-name="Standard">All of the mentioned</text:p>
      <text:p text:style-name="Standard"/>
      <text:p text:style-name="Standard">10) Which of the following statement is not true?</text:p>
      <text:p text:style-name="Standard"/>
      <text:p text:style-name="Standard">Through cloud computing, one can begin with very small and become big in a rapid manner.</text:p>
      <text:p text:style-name="P3">All applications benefit from deployment in the Cloud.</text:p>
      <text:p text:style-name="Standard">Cloud computing is revolutionary, even though the technology it is built on is evolutionary.</text:p>
      <text:p text:style-name="Standard">None of the mention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'</meta:initial-creator>
    <meta:editing-cycles>3</meta:editing-cycles>
    <meta:creation-date>2021-10-29T08:09:00</meta:creation-date>
    <dc:date>2021-10-29T16:28:32.343000000</dc:date>
    <meta:generator>LibreOffice/7.1.6.2$Windows_X86_64 LibreOffice_project/0e133318fcee89abacd6a7d077e292f1145735c3</meta:generator>
    <meta:editing-duration>PT7M25S</meta:editing-duration>
    <meta:document-statistic meta:table-count="0" meta:image-count="0" meta:object-count="0" meta:page-count="11" meta:paragraph-count="204" meta:word-count="1129" meta:character-count="6449" meta:non-whitespace-character-count="5523"/>
    <meta:user-defined meta:name="AppVersion">16.0000</meta:user-defined>
    <meta:template xlink:type="simple" xlink:actuate="onRequest" xlink:title="Normal" xlink:href=""/>
  </office:meta>
</office:document-meta>
</file>